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0"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0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margin-top="0cm" fo:margin-bottom="0cm" fo:line-height="115%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fo:line-height="150%"/>
    </style:style>
    <style:style style:name="P15" style:family="paragraph" style:parent-style-name="Standard">
      <style:paragraph-properties fo:margin-top="0cm" fo:margin-bottom="0cm" fo:line-height="150%" fo:text-align="center" style:justify-single-word="false"/>
    </style:style>
    <style:style style:name="P16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17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line-height="150%" fo:text-indent="0cm" style:auto-text-indent="false"/>
      <style:text-properties fo:color="#000000" style:font-name="Arial" fo:font-size="20pt" style:font-size-asian="20pt" style:font-size-complex="20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text-align="justify" style:justify-single-word="false" fo:text-indent="0.545cm" style:auto-text-indent="false"/>
    </style:style>
    <style:style style:name="P22" style:family="paragraph" style:parent-style-name="Text_20_body">
      <style:paragraph-properties fo:margin-left="0cm" fo:margin-right="0cm" fo:line-height="115%" fo:text-align="justify" style:justify-single-word="false" fo:text-indent="0.545cm" style:auto-text-indent="false"/>
    </style:style>
    <style:style style:name="P23" style:family="paragraph" style:parent-style-name="Text_20_body">
      <style:paragraph-properties fo:margin-left="0cm" fo:margin-right="0cm" fo:line-height="115%" fo:text-align="justify" style:justify-single-word="false" fo:text-indent="0.545cm" style:auto-text-indent="false">
        <style:tab-stops/>
      </style:paragraph-properties>
    </style:style>
    <style:style style:name="P24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weight="bold" fo:background-color="#ffffff"/>
    </style:style>
    <style:style style:name="P25" style:family="paragraph" style:parent-style-name="Text_20_body">
      <style:paragraph-properties fo:margin-left="0cm" fo:margin-right="0cm" fo:line-height="115%" fo:text-align="justify" style:justify-single-word="false" fo:text-indent="0.545cm" style:auto-text-indent="false"/>
      <style:text-properties fo:background-color="#ffffff"/>
    </style:style>
    <style:style style:name="P26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background-color="#ffffff"/>
    </style:style>
    <style:style style:name="P27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weight="bold" fo:background-color="#ffffff"/>
    </style:style>
    <style:style style:name="P28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variant="normal" fo:text-transform="none"/>
    </style:style>
    <style:style style:name="P29" style:family="paragraph" style:parent-style-name="Text_20_body">
      <style:paragraph-properties fo:margin-left="0cm" fo:margin-right="0cm" fo:line-height="115%" fo:text-align="justify" style:justify-single-word="false" fo:text-indent="0.545cm" style:auto-text-indent="false">
        <style:tab-stops/>
      </style:paragraph-properties>
      <style:text-properties fo:font-variant="normal" fo:text-transform="none" fo:background-color="#ffffff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ffffff"/>
    </style:style>
    <style:style style:name="T6" style:family="text">
      <style:text-properties fo:color="#000000" style:font-name="Arial" fo:font-size="11pt" fo:font-weight="normal" fo:background-color="#ffffff" style:font-size-asian="11pt" style:font-weight-asian="normal" style:font-size-complex="11pt" style:font-weight-complex="normal"/>
    </style:style>
    <style:style style:name="T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size="20pt" style:font-size-asian="20pt" style:font-size-complex="20pt"/>
    </style:style>
    <style:style style:name="T11" style:family="text">
      <style:text-properties fo:font-weight="bold" fo:background-color="#ffffff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background-color="#ffffff"/>
    </style:style>
    <style:style style:name="T14" style:family="text">
      <style:text-properties fo:background-color="#fffff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4"><text:span text:style-name="Fonte_20_parág._20_padrão"><text:span text:style-name="T7"/></text:span></text:p>
      <text:p text:style-name="P2"><text:span text:style-name="Fonte_20_parág._20_padrão"><text:span text:style-name="T3">SGB_ATAR_AtaDeReuniao001.odt</text:span></text:span></text:p>
      <text:p text:style-name="P5"><text:bookmark text:name="id.gjdgxs"/><text:span text:style-name="Fonte_20_parág._20_padrão"><text:span text:style-name="T7"/></text:span></text:p>
      <text:p text:style-name="P9"/>
      <text:p text:style-name="P9"/>
      <text:p text:style-name="P9"/>
      <text:p text:style-name="P9"/>
      <text:p text:style-name="P9"/>
      <text:p text:style-name="P10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<text:span text:style-name="Fonte_20_parág._20_padrão"><text:span text:style-name="T8">Nome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Alterações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Data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Versão</text:span></text:span></text:p>
          </table:table-cell>
        </table:table-row>
        <table:table-row>
          <table:table-cell table:style-name="Tabela2.A2" office:value-type="string">
            <text:p text:style-name="P14"><text:span text:style-name="Fonte_20_parág._20_padrão"><text:span text:style-name="T9">Klevlon Moraes</text:span></text:span></text:p>
          </table:table-cell>
          <table:table-cell table:style-name="Tabela2.A2" office:value-type="string">
            <text:p text:style-name="P14"><text:span text:style-name="Fonte_20_parág._20_padrão"><text:span text:style-name="T9">Criação do Documento</text:span></text:span></text:p>
          </table:table-cell>
          <table:table-cell table:style-name="Tabela2.C2" office:value-type="date" office:date-value="2012-10-19">
            <text:p text:style-name="P15"><text:span text:style-name="Fonte_20_parág._20_padrão"><text:span text:style-name="T9">19/10/12</text:span></text:span></text:p>
          </table:table-cell>
          <table:table-cell table:style-name="Tabela2.A2" office:value-type="string">
            <text:p text:style-name="P15"><text:span text:style-name="Fonte_20_parág._20_padrão"><text:span text:style-name="T9"/></text:span></text:p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<text:span text:style-name="T11"><office:annotation><dc:date>2012-10-26T09:14:4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text:span text:style-name="T11"><office:annotation><dc:date>2012-10-26T09:14:40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/text:span><text:span text:style-name="T11"><office:annotation><dc:date>2012-10-26T09:14:40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2.0pt;</text:p><text:p><text:tab/>font-family:Cambria;</text:p><text:p><text:tab/>mso-ascii-font-family:Cambria;</text:p><text:p><text:tab/>mso-ascii-theme-font:minor-latin;</text:p><text:p><text:tab/>mso-hansi-font-family:Cambria;</text:p><text:p><text:tab/>mso-hansi-theme-font:minor-latin;</text:p><text:p><text:tab/>mso-fareast-language:JA;}</text:p><text:p>&lt;/style&gt;</text:p><text:p>&lt;![endif]--&gt;</text:p></office:annotation></text:span><text:span text:style-name="T11"><office:annotation><dc:date>2012-10-26T09:14:40</dc:date><text:p>&lt;!--StartFragment--&gt;</text:p></office:annotation></text:span><text:span text:style-name="T11">Projeto</text:span><text:span text:style-name="T14">: Sistema de Gestão Bibliográfica</text:span></text:p>
      <text:p text:style-name="P20"><text:span text:style-name="T11">Número da Ata: </text:span><text:span text:style-name="T14">001.</text:span></text:p>
      <text:p text:style-name="P18"><text:span text:style-name="T11">Data da reunião:</text:span><text:span text:style-name="T14"> 19/10/2012</text:span><text:span text:style-name="T5">.</text:span></text:p>
      <text:p text:style-name="P20"><text:span text:style-name="T11">Local</text:span><text:span text:style-name="T14">: Centro de Aulas A - Sala 106.</text:span></text:p>
      <text:p text:style-name="P20"><text:span text:style-name="T11">Horário de Início:</text:span><text:span text:style-name="T14"> 19:00. </text:span><text:span text:style-name="T11">Horário de Término</text:span><text:span text:style-name="T14">: 21:00.</text:span></text:p>
      <text:p text:style-name="P20"><text:span text:style-name="T11">Autor:</text:span><text:span text:style-name="T14"> Klevlon Borges de Moraes.</text:span></text:p>
      <text:p text:style-name="P26"/>
      <text:p text:style-name="P21"><text:span text:style-name="T11">Participantes Presentes</text:span><text:span text:style-name="T14">:</text:span></text:p>
      <text:p text:style-name="P21">●<text:span text:style-name="T14">Alunos matriculados na disciplina de Integração 2.</text:span></text:p>
      <text:p text:style-name="P21"> </text:p>
      <text:p text:style-name="P24">Participantes Ausentes:</text:p>
      <text:p text:style-name="P21"> </text:p>
      <text:p text:style-name="P24">Pauta:</text:p>
      <text:p text:style-name="P21">●<text:span text:style-name="T12"> Início do projeto “Sistema de Gestão Bibliográfica”(SGB).</text:span></text:p>
      <text:p text:style-name="P28">● Explanação geral a respeito do projeto.</text:p>
      <text:p text:style-name="P28">● Restrições de cronograma, papéis, escopo.</text:p>
      <text:p text:style-name="P28">● Definição do responsável pelo papel de gestor de RH.</text:p>
      <text:p text:style-name="P21"> </text:p>
      <text:p text:style-name="P24">Registro de Decisões:</text:p>
      <text:p text:style-name="P23"><text:span text:style-name="T14">●</text:span><text:span text:style-name="T13"> Foram definidas as restrições para o escopo e cronograma. A escolhida para o papel de “Gestora de Comunicação e RH” foi a estudante Jackeline Neves de Almeida que ficou responsável por alocar os papéis a cada aluno e definir um plano de comunicação.</text:span></text:p>
      <text:p text:style-name="P29">● Os papéis foram distribuídos e cada gestor ficou responsável por planejar as tarefas para a sua gestão.</text:p>
      <text:p text:style-name="P21"> </text:p>
      <text:p text:style-name="P24">Compromissos:</text:p>
      <text:p text:style-name="P22"><text:span text:style-name="T14">●</text:span><text:span text:style-name="T13"> O gestor de portifólio, Juliano Lopes de Oliveira, perguntou se todos da equipe que fará parte do projeto SGB se comprometiam com o que foi discutido e definido para o projeto, obtendo resposta afirmativa de todos os que estava presentes.</text:span></text:p>
      <text:p text:style-name="P21"> </text:p>
      <text:p text:style-name="P24">Itens Não Resolvidos:</text:p>
      <text:p text:style-name="P22"><text:span text:style-name="T14">●</text:span><text:span text:style-name="T13">  Não houveram itens não resolvidos nesta reunião.</text:span></text:p>
      <text:p text:style-name="P21"> </text:p>
      <text:p text:style-name="P24"><text:soft-page-break/>Observações:</text:p>
      <text:p text:style-name="P22"><text:span text:style-name="T14">●</text:span><text:span text:style-name="T13">      Sem observações.</text:span></text:p>
      <text:p text:style-name="P21"> </text:p>
      <text:p text:style-name="P21"><text:span text:style-name="T11">Próxima Reunião:</text:span><text:span text:style-name="T14"> 20/10/2012.</text:span></text:p>
      <text:p text:style-name="P25"> </text:p>
      <text:p text:style-name="P24">Obs: Este documento não deve conter gírias ou abreviações. Números devem ser escritos por extenso.</text:p>
      <text:p text:style-name="Text_20_body"><office:annotation><dc:date>2012-10-26T09:14:40</dc:date><text:p>&lt;!--EndFragment--&gt;</text:p></office:annotation><text:span text:style-name="T10"><text:tab/></text:span></text:p>
      <text:p text:style-name="P4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line-height="150%"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ATAR_AtaDeReuniao</text:span></text:span><text:span text:style-name="Fonte_20_parág._20_padrão"><text:span text:style-name="MT2">001.odt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creation-date>2012-10-25T10:41:00Z</meta:creation-date>
    <dc:date>2012-10-26T10:10:37</dc:date>
    <meta:editing-cycles>23</meta:editing-cycles>
    <meta:editing-duration>PT2H15M15S</meta:editing-duration>
    <meta:document-statistic meta:table-count="2" meta:image-count="3" meta:object-count="0" meta:page-count="4" meta:paragraph-count="50" meta:word-count="275" meta:character-count="1792"/>
    <meta:template xlink:type="simple" xlink:actuate="onRequest" xlink:title="" xlink:href="Normal.dotm"/>
  </office:meta>
</office:document-meta>
</file>